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settings.xml" manifest:media-type="text/xml"/>
  <manifest:file-entry manifest:full-path="Object 1/" manifest:version="1.2" manifest:media-type="application/vnd.oasis.opendocument.graphics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fo:font-weight="bold" officeooo:rsid="001424f6" officeooo:paragraph-rsid="001424f6" style:font-weight-asian="bold" style:font-weight-complex="bold"/>
    </style:style>
    <style:style style:name="P2" style:family="paragraph" style:parent-style-name="Standard">
      <style:text-properties officeooo:rsid="0012156e" officeooo:paragraph-rsid="0012156e"/>
    </style:style>
    <style:style style:name="P3" style:family="paragraph" style:parent-style-name="Standard">
      <style:text-properties officeooo:rsid="0012156e" officeooo:paragraph-rsid="001793b0"/>
    </style:style>
    <style:style style:name="P4" style:family="paragraph" style:parent-style-name="Standard">
      <style:text-properties officeooo:rsid="00125dfc" officeooo:paragraph-rsid="00125dfc"/>
    </style:style>
    <style:style style:name="P5" style:family="paragraph" style:parent-style-name="Standard">
      <style:text-properties officeooo:rsid="001424f6" officeooo:paragraph-rsid="001424f6"/>
    </style:style>
    <style:style style:name="T1" style:family="text">
      <style:text-properties officeooo:rsid="00125df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292f3"/>
    </style:style>
    <style:style style:name="T4" style:family="text">
      <style:text-properties officeooo:rsid="0012d375"/>
    </style:style>
    <style:style style:name="T5" style:family="text">
      <style:text-properties officeooo:rsid="0015c8b2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Object1" text:anchor-type="paragraph" svg:width="8.5in" svg:height="6.6425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4"><text:span text:style-name="T2">Note:</text:span> White bar beside header pin is the GND pin.</text:p>
      <text:p text:style-name="P2"/>
      <text:p text:style-name="P2">1. 4 pin keyed: FAN</text:p>
      <text:p text:style-name="P2"/>
      <text:p text:style-name="P2">2. 3 pin: <text:span text:style-name="T1">external LED</text:span></text:p>
      <text:p text:style-name="P2"/>
      <text:p text:style-name="P2">3. 2x2: <text:span text:style-name="T1">Two spare ADC or I/o</text:span></text:p>
      <text:p text:style-name="P2"/>
      <text:p text:style-name="P2">4. 3 pin keyed <text:span text:style-name="T3">Molex</text:span>: <text:span text:style-name="T1">DUMP2 FET</text:span></text:p>
      <text:p text:style-name="P2"/>
      <text:p text:style-name="P2"><text:soft-page-break/>5: 4 pin: <text:span text:style-name="T1">I2C (gnd,+5, I2C2: SCK, SDA)</text:span></text:p>
      <text:p text:style-name="P2"/>
      <text:p text:style-name="P2">6. 6 pin: FTDI <text:span text:style-name="T1">(GND, RX, TX)</text:span></text:p>
      <text:p text:style-name="P2"/>
      <text:p text:style-name="P2">7. 3 pin: SWD: <text:span text:style-name="T1">ST-LINK</text:span></text:p>
      <text:p text:style-name="P2"/>
      <text:p text:style-name="P2">8. 2 pin: charger, <text:span text:style-name="T1">voltage across </text:span>1 ohm</text:p>
      <text:p text:style-name="P2"/>
      <text:p text:style-name="P2">9. 2 pin: thermistor <text:span text:style-name="T5">#2</text:span>: <text:span text:style-name="T4">GPIO4 (11/2022 fan control)</text:span></text:p>
      <text:p text:style-name="P2"/>
      <text:p text:style-name="P2">10. 2 pin: thermistor <text:span text:style-name="T5">#3</text:span>: <text:span text:style-name="T4">GPIO3 </text:span></text:p>
      <text:p text:style-name="P2"/>
      <text:p text:style-name="P2">11. 2 pin: thermistor <text:span text:style-name="T5">#1</text:span>: <text:span text:style-name="T4">GPIO2</text:span></text:p>
      <text:p text:style-name="P2"/>
      <text:p text:style-name="P2">12. 3 pin: Hall-effect sensor <text:span text:style-name="T1">(gnd, signal: GPIO1, +5)</text:span></text:p>
      <text:p text:style-name="P2"/>
      <text:p text:style-name="P3">13. 2 pin: Battery powered <text:span text:style-name="T1">(pushbutton for manual wakeup)</text:span></text:p>
      <text:p text:style-name="P2"/>
      <text:p text:style-name="P2">14. 2 pin keyed <text:span text:style-name="T3">Molex</text:span>: DUMP <text:span text:style-name="T3">(source (black), drain (red))</text:span></text:p>
      <text:p text:style-name="P2"/>
      <text:p text:style-name="P2">15. Lug: FET drain<text:span text:style-name="T1"> (to heater resistor)</text:span></text:p>
      <text:p text:style-name="P2"/>
      <text:p text:style-name="P2">16. Lug: FET source (ground<text:span text:style-name="T1">)</text:span></text:p>
      <text:p text:style-name="P2"/>
      <text:p text:style-name="P4">17. 2 pin: power jumper <text:span text:style-name="T3">(remove jumper to measure 12v CAN current)</text:span></text:p>
      <text:p text:style-name="P2"/>
      <text:p text:style-name="P5"><text:span text:style-name="T2">2x5 header</text:span>: CAN bus: +12v, -12v, CANH, CANL, Master-Reset)</text:p>
      <text:p text:style-name="P5"/>
      <text:p text:style-name="P5"><text:span text:style-name="T2">2x10 header</text:span>: Battery ribb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1424f6" officeooo:paragraph-rsid="001424f6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Page <text:page-number text:select-page="current">2</text:page-number> <text:s/><text:date style:data-style-name="N37" text:date-value="2022-11-27T12:38:26.480796961" text:fixed="true">11/27/22</text:date> <text:s text:c="15"/>BMS1818 header location description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27T11:58:47.406675014</meta:creation-date>
    <dc:date>2023-03-07T21:00:12.836361640</dc:date>
    <meta:editing-duration>PT11H23M25S</meta:editing-duration>
    <meta:editing-cycles>22</meta:editing-cycles>
    <meta:generator>LibreOffice/5.1.6.2$Linux_X86_64 LibreOffice_project/10m0$Build-2</meta:generator>
    <meta:document-statistic meta:table-count="0" meta:image-count="0" meta:object-count="1" meta:page-count="2" meta:paragraph-count="21" meta:word-count="155" meta:character-count="844" meta:non-whitespace-character-count="69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21.467cm" fo:min-width="12.2cm"/>
    </style:style>
    <style:style style:name="gr2" style:family="graphic" style:parent-style-name="standard">
      <style:graphic-properties draw:textarea-horizontal-align="justify" draw:textarea-vertical-align="middle" draw:auto-grow-height="false" fo:min-height="1.401cm" fo:min-width="0.135cm"/>
    </style:style>
    <style:style style:name="gr3" style:family="graphic" style:parent-style-name="standard">
      <style:graphic-properties draw:textarea-horizontal-align="justify" draw:textarea-vertical-align="middle" draw:auto-grow-height="false" fo:min-height="0.893cm" fo:min-width="0.77cm"/>
    </style:style>
    <style:style style:name="gr4" style:family="graphic" style:parent-style-name="standard">
      <style:graphic-properties draw:textarea-horizontal-align="justify" draw:textarea-vertical-align="middle" draw:auto-grow-height="false" fo:min-height="0.385cm" fo:min-width="0.897cm"/>
    </style:style>
    <style:style style:name="gr5" style:family="graphic" style:parent-style-name="standard">
      <style:graphic-properties draw:textarea-horizontal-align="justify" draw:textarea-vertical-align="middle" draw:auto-grow-height="false" fo:min-height="2.29cm" fo:min-width="0.262cm"/>
    </style:style>
    <style:style style:name="gr6" style:family="graphic" style:parent-style-name="standard">
      <style:graphic-properties draw:textarea-horizontal-align="justify" draw:textarea-vertical-align="middle" draw:auto-grow-height="false" fo:min-height="0.258cm" fo:min-width="0.897cm"/>
    </style:style>
    <style:style style:name="gr7" style:family="graphic" style:parent-style-name="standard">
      <style:graphic-properties draw:textarea-horizontal-align="justify" draw:textarea-vertical-align="middle" draw:auto-grow-height="false" fo:min-height="0.766cm" fo:min-width="0.008cm"/>
    </style:style>
    <style:style style:name="gr8" style:family="graphic" style:parent-style-name="standard">
      <style:graphic-properties draw:textarea-horizontal-align="justify" draw:textarea-vertical-align="middle" draw:auto-grow-height="false" fo:min-height="0.893cm" fo:min-width="0.008cm"/>
    </style:style>
    <style:style style:name="gr9" style:family="graphic" style:parent-style-name="standard">
      <style:graphic-properties draw:textarea-horizontal-align="justify" draw:textarea-vertical-align="middle" draw:auto-grow-height="false" fo:min-height="1.274cm" fo:min-width="3.183cm"/>
    </style:style>
    <style:style style:name="gr10" style:family="graphic" style:parent-style-name="standard">
      <style:graphic-properties draw:textarea-horizontal-align="justify" draw:textarea-vertical-align="middle" draw:auto-grow-height="false" fo:min-height="0.131cm" fo:min-width="0.135cm"/>
    </style:style>
    <style:style style:name="gr11" style:family="graphic" style:parent-style-name="standard">
      <style:graphic-properties draw:textarea-horizontal-align="justify" draw:textarea-vertical-align="middle" draw:auto-grow-height="false" fo:min-height="1.02cm" fo:min-width="6.993cm"/>
    </style:style>
    <style:style style:name="gr12" style:family="graphic" style:parent-style-name="standard">
      <style:graphic-properties draw:textarea-horizontal-align="justify" draw:textarea-vertical-align="middle" draw:auto-grow-height="false" fo:min-height="0.131cm" fo:min-width="0.262cm"/>
    </style:style>
    <style:style style:name="gr13" style:family="graphic" style:parent-style-name="standard">
      <style:graphic-properties draw:textarea-horizontal-align="justify" draw:textarea-vertical-align="middle" draw:auto-grow-height="false" fo:min-height="0.385cm" fo:min-width="0cm"/>
    </style:style>
    <style:style style:name="gr14" style:family="graphic" style:parent-style-name="standard">
      <style:graphic-properties draw:textarea-horizontal-align="justify" draw:textarea-vertical-align="middle" draw:auto-grow-height="false" fo:min-height="0.258cm" fo:min-width="0cm"/>
    </style:style>
    <style:style style:name="gr15" style:family="graphic" style:parent-style-name="standard">
      <style:graphic-properties draw:textarea-horizontal-align="justify" draw:textarea-vertical-align="middle" draw:auto-grow-height="false" fo:min-height="0.258cm" fo:min-width="1.151cm"/>
    </style:style>
    <style:style style:name="gr16" style:family="graphic" style:parent-style-name="standard">
      <style:graphic-properties draw:textarea-horizontal-align="justify" draw:textarea-vertical-align="middle" draw:auto-grow-height="false" fo:min-height="1.274cm" fo:min-width="0.389cm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1.147cm" fo:min-width="11.692cm"/>
    </style:style>
    <style:style style:name="gr18" style:family="graphic" style:parent-style-name="standard">
      <style:graphic-properties draw:textarea-horizontal-align="justify" draw:textarea-vertical-align="middle" draw:auto-grow-height="false" fo:min-height="0.512cm" fo:min-width="0.008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7cm" svg:height="21.717cm" svg:x="5.699cm" svg:y="5.57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1.651cm" svg:x="7.477cm" svg:y="8.112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143cm" svg:x="8.366cm" svg:y="9.89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7cm" svg:height="0.635cm" svg:x="6.715cm" svg:y="11.414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1.651cm" svg:x="6.588cm" svg:y="12.684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762cm" svg:height="2.54cm" svg:x="6.461cm" svg:y="14.843cm">
          <text:p text:style-name="P2">6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397cm" svg:height="0.508cm" svg:x="7.858cm" svg:y="16.494cm">
          <text:p text:style-name="P2">7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508cm" svg:height="1.016cm" svg:x="17.637cm" svg:y="6.207cm">
          <text:p text:style-name="P2">16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508cm" svg:height="1.143cm" svg:x="17.764cm" svg:y="8.747cm">
          <text:p text:style-name="P2">15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.683cm" svg:height="1.524cm" svg:x="9.679cm" svg:y="6.115cm">
          <text:p text:style-name="P2">2x5 hdr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635cm" svg:height="0.381cm" svg:x="14.335cm" svg:y="5.953cm">
          <text:p text:style-name="P2">`17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7.493cm" svg:height="1.27cm" svg:x="8.747cm" svg:y="25.892cm">
          <text:p text:style-name="P2">2x10 hdr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762cm" svg:height="0.381cm" svg:x="12.43cm" svg:y="13.192cm">
          <text:p text:style-name="P2">8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381cm" svg:height="0.635cm" svg:x="12.811cm" svg:y="15.224cm">
          <text:p text:style-name="P2">9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381cm" svg:height="0.635cm" svg:x="13.7cm" svg:y="15.224cm">
          <text:p text:style-name="P2">10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381cm" svg:height="0.635cm" svg:x="14.589cm" svg:y="15.224cm">
          <text:p text:style-name="P2">11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381cm" svg:height="0.508cm" svg:x="17.637cm" svg:y="15.478cm">
          <text:p text:style-name="P2">13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.651cm" svg:height="0.508cm" svg:x="15.605cm" svg:y="16.621cm">
          <text:p text:style-name="P2">12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0.889cm" svg:height="1.524cm" svg:x="6.588cm" svg:y="6.334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2.192cm" svg:height="1.397cm" svg:x="5.826cm" svg:y="2.27cm">
          <text:p text:style-name="P2">BMS1818 headers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0.508cm" svg:height="0.762cm" svg:x="17.764cm" svg:y="11.668cm">
          <text:p text:style-name="P2">14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